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LiHei Pro" svg:font-family="LiHei Pro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LiHei Pro" fo:font-size="12.0pt"/>
    </style:style>
    <style:style style:name="P2" style:family="paragraph" style:parent-style-name="Standard">
      <style:text-properties style:font-name="Heiti TC Light" fo:font-size="12.0pt" fo:background-color="#868686"/>
    </style:style>
    <style:style style:name="P3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P4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2" style:family="text">
      <style:text-properties style:font-name="Times"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老羊   |  2020.04.01 07:46   |   <text:a xlink:type="simple" xlink:href="http://palinfo.habago.org/Entry?Command=Information_PrintForum#FORUM38981"><text:span text:style-name="T1">#</text:span></text:a></text:p>
      <text:p text:style-name="P3">可以預期的，部分西方國家開始用輿論戰來轉移自己抗疫不力的窘態；寧南山最近寫了兩篇文章談論以 COVID-19 疫情引起的輿論戰，我個人覺得都很值得一讀（寧南山的文章一般都有大量的數據與清楚的資料來源支持他的分析）： <text:line-break/><text:line-break/>輿論戰：名字的戰爭和國家的道歉 <text:line-break/><text:a xlink:type="simple" xlink:href="https://mp.weixin.qq.com/s/mA85YUmjhr0J-tgoli8ALA"><text:span text:style-name="T2">https://mp.weixin.qq.com/s/mA85YUmjhr0J-tgoli8ALA</text:span></text:a><text:s/><text:line-break/><text:line-break/>Give Them Hope! 从两部电影看中国的全球舆论战 <text:line-break/><text:a xlink:type="simple" xlink:href="https://mp.weixin.qq.com/s/kseVZTcpYH6t4EeLHxZzWQ"><text:span text:style-name="T2">https://mp.weixin.qq.com/s/kseVZTcpYH6t4EeLHxZzWQ</text:span></text:a></text:p>
      <text:p text:style-name="P2">陳真   |  2020.04.01 01:46   |   <text:a xlink:type="simple" xlink:href="http://palinfo.habago.org/Entry?Command=Information_PrintForum#FORUM38980"><text:span text:style-name="T1">#</text:span></text:a></text:p>
      <text:p text:style-name="P4">張忠謀：這次疫情像一場戰爭，可能永遠改變我們的生活 <text:line-break/><text:line-break/>遠見雜誌 <text:line-break/><text:line-break/>鄧麗萍 <text:line-break/>2020年3月31日 <text:line-break/><text:line-break/><text:line-break/>針對新冠病毒疫情的發展，張忠謀直言，「即使全世界從今天起能控制住疫情，但相信疫情過後，我們會改變我們的生活方式。」尤其是中產階級以上人的生活，將永遠改變。 <text:line-break/><text:line-break/>張忠謀分享，今天（3月31日）他在《紐約時報》上看到一篇文章，訪問了紐約一名華裔餐廳經營者David Chang，他在近十年經營了好多家價格相當便宜、且很受歡迎的餐廳，但訪談中，面對疫情打擊的David Chang說了一段相當絕望的話，他認為餐館這個行業將沒有了，永遠都沒有了。他認為他平生努力經營的平價餐館將倒閉，唯一能存活下來的是如麥當勞等的連鎖店。 <text:line-break/><text:line-break/>這則新聞讓張忠謀有感而發，「大家的生活方式恐怕會改變，像經過一場戰爭。」 <text:line-break/><text:line-break/>正在撰寫自傳下冊的張忠謀表示，近日他常回想從前，現年80多歲的他經歷過二次世界大戰，從大陸到海外，「我是來自經歷過戰爭的家庭，雖然當時我只有十多歲，但戰爭卻改變了我們全家的生活。」 <text:line-break/><text:line-break/>在戰爭之前，張忠謀沒有打算要去美國念書與工作，但他卻因為戰爭而出國念書、在美國工作，他的日子是過得更好了，但那場戰爭卻完全毀掉他父親的事業，「當時父親才40多歲，卻沒有了未來。」 <text:line-break/><text:line-break/>張忠謀說，紐約這名餐廳經營者的感受，就像當年他的父親一樣，「這場疫情將影響所有人、或是很多人的生活。」 <text:line-break/><text:line-break/>================ <text:line-break/><text:line-break/>張忠謀：疫情像一場戰爭將改變人們的生活方式 <text:line-break/><text:line-break/>信傳媒 <text:line-break/>鄭國強 <text:line-break/><text:line-break/>2020年3月31日 <text:line-break/><text:line-break/><text:line-break/>張忠謀的父親張蔚觀是鄞縣的財政處長，全家人1932年遷居南京，1937年遷居廣州，中日戰爭爆發，舉家遷到香港，1941年太平洋戰爭全面爆發，日軍入侵香港，張忠謀全家回到重慶，戰後又回到香港，他香港培英中學畢業後，1949年到美國就讀哈佛大學。 <text:line-break/><text:line-break/>他以自身兒時經歷描述，二次世界大戰中斷了自己父親的生涯計劃，張忠謀說，這場疫情像一場戰爭，就如同自己十幾歲時、經歷戰爭，那場戰爭改變全家人的生活，那場戰爭完全毀掉自己父親的事業，父親那時僅40幾歲，經歷戰爭後，使他失去了事業與未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